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5-10-07 22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19872" calcext:value-type="float">
            <text:p>84.3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5-07-08 23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393024" calcext:value-type="float">
            <text:p>84.3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5-04-08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542376" calcext:value-type="float">
            <text:p>84.5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5-01-16 23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74964" calcext:value-type="float">
            <text:p>84.7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4-10-18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972144" calcext:value-type="float">
            <text:p>84.9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4-07-02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07424" calcext:value-type="float">
            <text:p>85.3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4-03-21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76816" calcext:value-type="float">
            <text:p>85.7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3-12-04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13648" calcext:value-type="float">
            <text:p>86.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3-09-25 2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228" calcext:value-type="float">
            <text:p>86.8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3-07-24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02112" calcext:value-type="float">
            <text:p>87.0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3-05-03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5756" calcext:value-type="float">
            <text:p>87.1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3-01-26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74552" calcext:value-type="float">
            <text:p>87.47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2-08-02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032336" calcext:value-type="float">
            <text:p>88.0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2-03-23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57888" calcext:value-type="float">
            <text:p>88.25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1-12-07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15088" calcext:value-type="float">
            <text:p>88.7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1-07-15 23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9492" calcext:value-type="float">
            <text:p>88.8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1-03-05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44856" calcext:value-type="float">
            <text:p>89.1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0-09-10 22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0-05-14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7944" calcext:value-type="float">
            <text:p>89.4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20-02-24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99592" calcext:value-type="float">
            <text:p>89.69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9-11-0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50112" calcext:value-type="float">
            <text:p>90.0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9-07-01 2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3792" calcext:value-type="float">
            <text:p>90.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9-03-22 21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3744" calcext:value-type="float">
            <text:p>90.15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8-10-18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324" calcext:value-type="float">
            <text:p>90.6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8-07-18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924888" calcext:value-type="float">
            <text:p>90.92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8-04-09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75992" calcext:value-type="float">
            <text:p>91.37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8-01-09 22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2712" calcext:value-type="float">
            <text:p>91.80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7-09-08 19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89224" calcext:value-type="float">
            <text:p>92.08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7-05-0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6968" calcext:value-type="float">
            <text:p>92.32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7-02-10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47592" calcext:value-type="float">
            <text:p>92.74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6-08-1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37736" calcext:value-type="float">
            <text:p>93.1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6-04-27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24248" calcext:value-type="float">
            <text:p>93.42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5-12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65368" calcext:value-type="float">
            <text:p>94.7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5-09-22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11672" calcext:value-type="float">
            <text:p>94.91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5-06-19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02528" calcext:value-type="float">
            <text:p>94.90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5-01-29 0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32296" calcext:value-type="float">
            <text:p>95.3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4-08-26 0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27952" calcext:value-type="float">
            <text:p>95.62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4-04-10 2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4436" calcext:value-type="float">
            <text:p>95.84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3-12-17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16216" calcext:value-type="float">
            <text:p>96.2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3-09-16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31456" calcext:value-type="float">
            <text:p>96.2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3-06-04 2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9488" calcext:value-type="float">
            <text:p>96.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3-01-31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79056" calcext:value-type="float">
            <text:p>96.07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2-09-1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548" calcext:value-type="float">
            <text:p>95.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2-06-08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018352" calcext:value-type="float">
            <text:p>95.01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2-03-1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93384" calcext:value-type="float">
            <text:p>94.89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1-10-24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55056" calcext:value-type="float">
            <text:p>94.55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1-06-24 0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33848" calcext:value-type="float">
            <text:p>94.03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0-11-29 2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6728" calcext:value-type="float">
            <text:p>94.2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0-08-24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022" calcext:value-type="float">
            <text:p>93.80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10-02-10 22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9-10-29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24376" calcext:value-type="float">
            <text:p>92.92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9-07-14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22824" calcext:value-type="float">
            <text:p>94.22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9-05-15 00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38064" calcext:value-type="float">
            <text:p>94.2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9-01-30 2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75224" calcext:value-type="float">
            <text:p>94.37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8-10-14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8544" calcext:value-type="float">
            <text:p>94.26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8-07-15 21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82744" calcext:value-type="float">
            <text:p>93.58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8-04-24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41952" calcext:value-type="float">
            <text:p>93.34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8-01-10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9824" calcext:value-type="float">
            <text:p>93.0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7-08-23 22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43376" calcext:value-type="float">
            <text:p>92.54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7-04-25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63088" calcext:value-type="float">
            <text:p>91.76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7-01-30 2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35072" calcext:value-type="float">
            <text:p>91.63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6-10-11 23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20872" calcext:value-type="float">
            <text:p>92.3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6-07-07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85464" calcext:value-type="float">
            <text:p>92.48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6-04-28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57448" calcext:value-type="float">
            <text:p>92.35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6-01-25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45256" calcext:value-type="float">
            <text:p>92.34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5-10-07 2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52064" calcext:value-type="float">
            <text:p>91.95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5-07-12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7808" calcext:value-type="float">
            <text:p>91.42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5-04-04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5044" calcext:value-type="float">
            <text:p>91.15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4-11-09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42592" calcext:value-type="float">
            <text:p>90.84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4-07-27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9032" calcext:value-type="float">
            <text:p>90.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4-04-28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9596" calcext:value-type="float">
            <text:p>89.5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4-0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95504" calcext:value-type="float">
            <text:p>88.99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3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3-07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319104" calcext:value-type="float">
            <text:p>87.31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3-04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62488" calcext:value-type="float">
            <text:p>86.9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3-0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95888" calcext:value-type="float">
            <text:p>87.49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2-09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27208" calcext:value-type="float">
            <text:p>86.6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2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743288" calcext:value-type="float">
            <text:p>85.7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2-02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362288" calcext:value-type="float">
            <text:p>85.3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1-1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90788" calcext:value-type="float">
            <text:p>85.9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1-06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122264" calcext:value-type="float">
            <text:p>82.12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0-11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09488" calcext:value-type="float">
            <text:p>82.00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0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384648" calcext:value-type="float">
            <text:p>81.3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0-06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01584" calcext:value-type="float">
            <text:p>81.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0-04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84776" calcext:value-type="float">
            <text:p>80.8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2000-01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15968" calcext:value-type="float">
            <text:p>80.5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9-10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833216" calcext:value-type="float">
            <text:p>79.8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9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66544" calcext:value-type="float">
            <text:p>78.2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9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36192" calcext:value-type="float">
            <text:p>77.7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8-12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90472" calcext:value-type="float">
            <text:p>77.6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8-09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03376" calcext:value-type="float">
            <text:p>77.3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8-06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41832" calcext:value-type="float">
            <text:p>77.1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166216" calcext:value-type="float">
            <text:p>77.1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7-12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562456" calcext:value-type="float">
            <text:p>77.5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7-09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0616" calcext:value-type="float">
            <text:p>78.0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7-06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1732" calcext:value-type="float">
            <text:p>77.6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7-03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19912" calcext:value-type="float">
            <text:p>77.0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6-1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0382" calcext:value-type="float">
            <text:p>77.0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6-09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73608" calcext:value-type="float">
            <text:p>76.8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6-06-1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407264" calcext:value-type="float">
            <text:p>76.4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6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007976" calcext:value-type="float">
            <text:p>76.0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5-08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8664" calcext:value-type="float">
            <text:p>75.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5-06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34824" calcext:value-type="float">
            <text:p>75.9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5-03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70232" calcext:value-type="float">
            <text:p>75.7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4-11-1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30736" calcext:value-type="float">
            <text:p>75.2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4-09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57516" calcext:value-type="float">
            <text:p>75.5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4-05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95328" calcext:value-type="float">
            <text:p>75.3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4-03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12448" calcext:value-type="float">
            <text:p>75.2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94-01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00384" calcext:value-type="float">
            <text:p>74.70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82-06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328272" calcext:value-type="float">
            <text:p>75.3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82-03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08816" calcext:value-type="float">
            <text:p>75.1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82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1864" calcext:value-type="float">
            <text:p>75.11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82-01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14912" calcext:value-type="float">
            <text:p>75.1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0001954</text:p>
          </table:table-cell>
          <table:table-cell office:value-type="string" calcext:value-type="string">
            <text:p>15S/15E-30AAD</text:p>
          </table:table-cell>
          <table:table-cell office:value-type="string" calcext:value-type="string">
            <text:p>1981-09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181968" calcext:value-type="float">
            <text:p>75.1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26" meta:object-count="0"/>
    <meta:user-defined meta:name="AppVersion">3.0</meta:user-defined>
  </office:meta>
</office:document-meta>
</file>